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3292in" fo:margin-left="-0.5792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2.1229in"/>
    </style:style>
    <style:style style:name="Table1.C" style:family="table-column">
      <style:table-column-properties style:column-width="0.6896in"/>
    </style:style>
    <style:style style:name="Table1.D" style:family="table-column">
      <style:table-column-properties style:column-width="3.829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75in"/>
    </style:style>
    <style:style style:name="Table2.B" style:family="table-column">
      <style:table-column-properties style:column-width="5.9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c340" officeooo:paragraph-rsid="0005c340"/>
    </style:style>
    <style:style style:name="P2" style:family="paragraph" style:parent-style-name="Standard" style:master-page-name="">
      <loext:graphic-properties draw:fill="none"/>
      <style:paragraph-properties fo:margin-left="-0.75in" fo:margin-right="0in" fo:text-indent="0in" style:auto-text-indent="false" style:page-number="auto" fo:background-color="transparent"/>
      <style:text-properties officeooo:rsid="0005c340" officeooo:paragraph-rsid="0005c340"/>
    </style:style>
    <style:style style:name="P3" style:family="paragraph" style:parent-style-name="Standard">
      <loext:graphic-properties draw:fill="none"/>
      <style:paragraph-properties fo:margin-left="-0.75in" fo:margin-right="0in" fo:text-indent="0in" style:auto-text-indent="false" fo:background-color="transparent"/>
      <style:text-properties officeooo:rsid="0005c340" officeooo:paragraph-rsid="0005c340"/>
    </style:style>
    <style:style style:name="P4" style:family="paragraph" style:parent-style-name="Table_20_Contents">
      <style:text-properties officeooo:rsid="0005c340" officeooo:paragraph-rsid="0005c340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rsid="00077f3f" officeooo:paragraph-rsid="00077f3f"/>
    </style:style>
    <style:style style:name="P7" style:family="paragraph" style:parent-style-name="Table_20_Contents">
      <style:text-properties officeooo:rsid="00080431" officeooo:paragraph-rsid="00080431"/>
    </style:style>
    <style:style style:name="P8" style:family="paragraph" style:parent-style-name="Table_20_Contents">
      <style:text-properties officeooo:rsid="00087f5c" officeooo:paragraph-rsid="00087f5c"/>
    </style:style>
    <style:style style:name="P9" style:family="paragraph" style:parent-style-name="Table_20_Contents">
      <loext:graphic-properties draw:fill="none"/>
      <style:paragraph-properties fo:margin-left="-0.8118in" fo:margin-right="0in" fo:text-indent="0in" style:auto-text-indent="false" fo:background-color="transparent" text:number-lines="false" text:line-number="0"/>
      <style:text-properties officeooo:rsid="0005c340" officeooo:paragraph-rsid="0005c340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officeooo:rsid="000a5296" officeooo:paragraph-rsid="000a5296"/>
    </style:style>
    <style:style style:name="P12" style:family="paragraph" style:parent-style-name="Table_20_Contents">
      <style:text-properties officeooo:rsid="000a5296" officeooo:paragraph-rsid="000a5296"/>
    </style:style>
    <style:style style:name="P13" style:family="paragraph" style:parent-style-name="Table_20_Contents">
      <style:text-properties officeooo:rsid="0005c340" officeooo:paragraph-rsid="0005c340"/>
    </style:style>
    <style:style style:name="P14" style:family="paragraph" style:parent-style-name="Table_20_Contents">
      <style:text-properties officeooo:rsid="00077f3f" officeooo:paragraph-rsid="00077f3f"/>
    </style:style>
    <style:style style:name="P15" style:family="paragraph" style:parent-style-name="Table_20_Contents">
      <style:text-properties officeooo:rsid="00077f3f" officeooo:paragraph-rsid="000a5296"/>
    </style:style>
    <style:style style:name="P16" style:family="paragraph" style:parent-style-name="Table_20_Contents">
      <style:text-properties officeooo:rsid="000ae33a" officeooo:paragraph-rsid="000ae33a"/>
    </style:style>
    <style:style style:name="P17" style:family="paragraph" style:parent-style-name="Table_20_Contents">
      <style:paragraph-properties fo:text-align="start" style:justify-single-word="false"/>
      <style:text-properties officeooo:rsid="000ae33a" officeooo:paragraph-rsid="000ae33a"/>
    </style:style>
    <style:style style:name="P18" style:family="paragraph" style:parent-style-name="Table_20_Contents">
      <style:text-properties officeooo:rsid="000c5545" officeooo:paragraph-rsid="000c5545"/>
    </style:style>
    <style:style style:name="P19" style:family="paragraph" style:parent-style-name="Table_20_Contents">
      <style:paragraph-properties fo:text-align="start" style:justify-single-word="false"/>
      <style:text-properties officeooo:rsid="000d098b" officeooo:paragraph-rsid="000c5545"/>
    </style:style>
    <style:style style:name="P20" style:family="paragraph" style:parent-style-name="Table_20_Contents">
      <style:text-properties officeooo:rsid="00094c3d" officeooo:paragraph-rsid="00094c3d"/>
    </style:style>
    <style:style style:name="P21" style:family="paragraph" style:parent-style-name="Table_20_Contents">
      <style:text-properties officeooo:rsid="000e4513" officeooo:paragraph-rsid="000e4513"/>
    </style:style>
    <style:style style:name="P22" style:family="paragraph" style:parent-style-name="Table_20_Contents">
      <style:text-properties officeooo:rsid="000f5646" officeooo:paragraph-rsid="000f5646"/>
    </style:style>
    <style:style style:name="P23" style:family="paragraph" style:parent-style-name="Table_20_Contents">
      <style:paragraph-properties fo:text-align="start" style:justify-single-word="false"/>
      <style:text-properties officeooo:rsid="000f5646" officeooo:paragraph-rsid="000f5646"/>
    </style:style>
    <style:style style:name="P24" style:family="paragraph" style:parent-style-name="Table_20_Contents">
      <style:text-properties officeooo:rsid="000fe700" officeooo:paragraph-rsid="000fe700"/>
    </style:style>
    <style:style style:name="T1" style:family="text">
      <style:text-properties officeooo:rsid="00080431"/>
    </style:style>
    <style:style style:name="T2" style:family="text">
      <style:text-properties officeooo:rsid="00094c3d"/>
    </style:style>
    <style:style style:name="T3" style:family="text">
      <style:text-properties officeooo:rsid="000a5296"/>
    </style:style>
    <style:style style:name="T4" style:family="text">
      <style:text-properties officeooo:rsid="000ae33a"/>
    </style:style>
    <style:style style:name="T5" style:family="text">
      <style:text-properties officeooo:rsid="000c5545"/>
    </style:style>
    <style:style style:name="T6" style:family="text">
      <style:text-properties officeooo:rsid="000f56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RF001REERF001</text:p>
          </table:table-cell>
          <table:table-cell table:style-name="Table1.A1" office:value-type="string">
            <text:p text:style-name="P5"><text:span text:style-name="T3">Manter_</text:span>associados </text:p>
            <text:p text:style-name="P11">incluir_associado</text:p>
            <text:p text:style-name="P11">ler_associados</text:p>
            <text:p text:style-name="P11">deletar_associado</text:p>
            <text:p text:style-name="P11">atualiza_associado</text:p>
          </table:table-cell>
          <table:table-cell table:style-name="Table1.A1" office:value-type="string">
            <text:p text:style-name="P4">RNF001</text:p>
            <text:p text:style-name="P12">lógico</text:p>
            <text:p text:style-name="P12">RN001</text:p>
          </table:table-cell>
          <table:table-cell table:style-name="Table1.D1" office:value-type="string">
            <text:p text:style-name="P4">Associado do tipo “dependente”, deverá ser guardado o identificador do associado que é seu “Patrocinador”</text:p>
          </table:table-cell>
        </table:table-row>
        <table:table-row>
          <table:table-cell table:style-name="Table1.A2" office:value-type="string">
            <text:p text:style-name="P4">RF002</text:p>
          </table:table-cell>
          <table:table-cell table:style-name="Table1.A2" office:value-type="string">
            <text:p text:style-name="P5"><text:span text:style-name="T3">Manter_</text:span>mensalidade</text:p>
            <text:p text:style-name="P11">gerar_mensalidade</text:p>
            <text:p text:style-name="P11">emitir_mensalidade</text:p>
            <text:p text:style-name="P11">controlar_mensalidade</text:p>
          </table:table-cell>
          <table:table-cell table:style-name="Table1.A2" office:value-type="string">
            <text:p text:style-name="P4">RNF00<text:span text:style-name="T3">1</text:span></text:p>
            <text:p text:style-name="P12">RNF002</text:p>
          </table:table-cell>
          <table:table-cell table:style-name="Table1.D2" office:value-type="string">
            <text:p text:style-name="P6">Registrar o pagamento das mensalidades</text:p>
            <text:p text:style-name="P12">emitir mensagem quando associado está inadimplente</text:p>
          </table:table-cell>
        </table:table-row>
        <table:table-row>
          <table:table-cell table:style-name="Table1.A2" office:value-type="string">
            <text:p text:style-name="P4">RF003</text:p>
          </table:table-cell>
          <table:table-cell table:style-name="Table1.A2" office:value-type="string">
            <text:p text:style-name="P5">Controlar_entrada_<text:span text:style-name="T4">saída</text:span></text:p>
          </table:table-cell>
          <table:table-cell table:style-name="Table1.A2" office:value-type="string">
            <text:p text:style-name="P6">RNF00<text:span text:style-name="T3">1</text:span></text:p>
            <text:p text:style-name="P15">RNF00<text:span text:style-name="T3">2</text:span></text:p>
            <text:p text:style-name="P15">RNF00<text:span text:style-name="T3">3</text:span></text:p>
            <text:p text:style-name="P16">RNF004</text:p>
          </table:table-cell>
          <table:table-cell table:style-name="Table1.D2" office:value-type="string">
            <text:p text:style-name="P15">Verificar a situação do associado</text:p>
            <text:p text:style-name="P15"><text:span text:style-name="T3">se inadimplente</text:span> rejeitar <text:span text:style-name="T3">a entrada</text:span></text:p>
            <text:p text:style-name="P15"><text:span text:style-name="T1">liberar a saída s</text:span><text:span text:style-name="T3">omente s</text:span><text:span text:style-name="T1">e a conta estiver “fechada” </text:span></text:p>
            <text:p text:style-name="P16">mensalidades possuem 15 dias de tolerância</text:p>
          </table:table-cell>
        </table:table-row>
        <table:table-row>
          <table:table-cell table:style-name="Table1.A2" office:value-type="string">
            <text:p text:style-name="P4">RF004</text:p>
          </table:table-cell>
          <table:table-cell table:style-name="Table1.A2" office:value-type="string">
            <text:p text:style-name="P5">Controlar_<text:span text:style-name="T3">conta</text:span></text:p>
            <text:p text:style-name="P17">realizar_depósito</text:p>
            <text:p text:style-name="P17">debitar_conta</text:p>
            <text:p text:style-name="P17">sacar_conta</text:p>
          </table:table-cell>
          <table:table-cell table:style-name="Table1.A2" office:value-type="string">
            <text:p text:style-name="P8">RNF00<text:span text:style-name="T5">1</text:span></text:p>
          </table:table-cell>
          <table:table-cell table:style-name="Table1.D2" office:value-type="string">
            <text:p text:style-name="P8">A cada compra <text:span text:style-name="T2">realizada o sistema debita o valor da compra na conta do associado</text:span></text:p>
          </table:table-cell>
        </table:table-row>
        <table:table-row>
          <table:table-cell table:style-name="Table1.A2" office:value-type="string">
            <text:p text:style-name="P4">RF005</text:p>
          </table:table-cell>
          <table:table-cell table:style-name="Table1.A2" office:value-type="string">
            <text:p text:style-name="P5">Realizar_vendas</text:p>
            <text:p text:style-name="P19"/>
          </table:table-cell>
          <table:table-cell table:style-name="Table1.A2" office:value-type="string">
            <text:p text:style-name="P20">RNF00<text:span text:style-name="T5">1</text:span></text:p>
            <text:p text:style-name="P21">RNF002</text:p>
            <text:p text:style-name="P22">RNF003</text:p>
          </table:table-cell>
          <table:table-cell table:style-name="Table1.D2" office:value-type="string">
            <text:p text:style-name="P18">Total da venda é debitado na conta do associado</text:p>
            <text:p text:style-name="P22">emitir débito</text:p>
            <text:p text:style-name="P22">emitir aviso de saldo insulficiente, mas caso o associado tenha “limite de gastos”, a compra será realizada mesmo sem saldo, e será gerado um saldo negativo</text:p>
          </table:table-cell>
        </table:table-row>
        <table:table-row>
          <table:table-cell table:style-name="Table1.A2" office:value-type="string">
            <text:p text:style-name="P4">RF006</text:p>
          </table:table-cell>
          <table:table-cell table:style-name="Table1.A2" office:value-type="string">
            <text:p text:style-name="P5"><text:span text:style-name="T6">Manter</text:span>_estoque</text:p>
            <text:p text:style-name="P23">Entrada_saída_produtos</text:p>
            <text:p text:style-name="P23">cadastrar_produto</text:p>
            <text:p text:style-name="P5"/>
          </table:table-cell>
          <table:table-cell table:style-name="Table1.A2" office:value-type="string">
            <text:p text:style-name="P22">RNF001</text:p>
            <text:p text:style-name="P24">lógico </text:p>
            <text:p text:style-name="P24">RN001</text:p>
            <text:p text:style-name="P24">RNF002</text:p>
            <text:p text:style-name="P24"/>
            <text:p text:style-name="P24">RN002</text:p>
          </table:table-cell>
          <table:table-cell table:style-name="Table1.D2" office:value-type="string">
            <text:p text:style-name="P24">Entrada de mercadoria deverá <text:s/>ser feita através da digitação da nota fiscal</text:p>
            <text:p text:style-name="P24"/>
            <text:p text:style-name="P24">Relatório com a codigicação do produto e posição no estoque</text:p>
            <text:p text:style-name="P24">Nota fiscal deverá ser gravada relacionada a uma pessoa jurídica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  <text:p text:style-name="P1"/>
      <text:p text:style-name="P2"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RN001</text:p>
          </table:table-cell>
          <table:table-cell table:style-name="Table2.B1" office:value-type="string">
            <text:p text:style-name="P6">Armazenar os dados básicos, endereços, conta bancaria</text:p>
          </table:table-cell>
        </table:table-row>
        <table:table-row>
          <table:table-cell table:style-name="Table2.A2" office:value-type="string">
            <text:p text:style-name="P6">RN002</text:p>
          </table:table-cell>
          <table:table-cell table:style-name="Table2.B2" office:value-type="string">
            <text:p text:style-name="P6">Cada tipo de associado é gerado um valor de mensalidade</text:p>
          </table:table-cell>
        </table:table-row>
        <table:table-row>
          <table:table-cell table:style-name="Table2.A2" office:value-type="string">
            <text:p text:style-name="P7">RN003</text:p>
          </table:table-cell>
          <table:table-cell table:style-name="Table2.B2" office:value-type="string">
            <text:p text:style-name="P7">Veficar se o associado é cadastrado; o sistema terá 15 dias de tolerância após o vencimento da mensalidade; registrar data e horário de <text:span text:style-name="T4">entrada e </text:span>saída e assinalar que o associado se encontra fora do estabelecimento; guardar o histórico das movimentações de entrada e saída.</text:p>
          </table:table-cell>
        </table:table-row>
        <table:table-row>
          <table:table-cell table:style-name="Table2.A2" office:value-type="string">
            <text:p text:style-name="P8">RN004</text:p>
          </table:table-cell>
          <table:table-cell table:style-name="Table2.B2" office:value-type="string">
            <text:p text:style-name="P8">Receber depósitos de valores na conta de cada associado</text:p>
          </table:table-cell>
        </table:table-row>
      </table:table>
      <text:p text:style-name="P3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19:29:10.402941405</meta:creation-date>
    <dc:date>2022-08-30T20:19:29.317238164</dc:date>
    <meta:editing-duration>PT15M3S</meta:editing-duration>
    <meta:editing-cycles>3</meta:editing-cycles>
    <meta:generator>LibreOffice/6.4.2.2$Linux_X86_64 LibreOffice_project/40$Build-2</meta:generator>
    <meta:document-statistic meta:table-count="2" meta:image-count="0" meta:object-count="0" meta:page-count="2" meta:paragraph-count="65" meta:word-count="252" meta:character-count="1756" meta:non-whitespace-character-count="1563"/>
  </office:meta>
</office:document-meta>
</file>